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fo:margin-left="0cm" fo:margin-right="0cm" fo:margin-top="0.381cm" fo:margin-bottom="0cm" table:align="margins"/>
    </style:style>
    <style:style style:name="Table1.A" style:family="table-column">
      <style:table-column-properties style:column-width="9.606cm" style:rel-column-width="37032*"/>
    </style:style>
    <style:style style:name="Table1.B" style:family="table-column">
      <style:table-column-properties style:column-width="7.392cm" style:rel-column-width="28503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Liberation Serif2"/>
    </style:style>
    <style:style style:name="P3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end" style:justify-single-word="false"/>
      <style:text-properties style:font-name="Liberation Serif2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8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able_20_Heading">
      <style:paragraph-properties fo:text-align="end" style:justify-single-word="false"/>
      <style:text-properties style:font-name="Liberation Serif2" officeooo:paragraph-rsid="00118e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packing in objects"&gt;</text:placeholder></text:p>
      <text:p text:style-name="P8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full_name&gt;</text:placeholder></text:p>
      <text:p text:style-name="P7"><text:placeholder text:placeholder-type="text">&lt;for each="line in packing.delivery_address.full_address.split('\n')"&gt;</text:placeholder></text:p>
      <text:p text:style-name="P7"><text:placeholder text:placeholder-type="text">&lt;line&gt;</text:placeholder></text:p>
      <text:p text:style-name="P7"><text:placeholder text:placeholder-type="text">&lt;/for&gt;</text:placeholder></text:p>
      <text:p text:style-name="P9">Delivery Note</text:p>
      <text:p text:style-name="Standard"><text:span text:style-name="T1">Shipment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2"><text:placeholder text:placeholder-type="text">&lt;formatLang(packing.effective_date and packing.effective_date.strftime("%Y-%m-%d") or datetime.datetime.today().strftime("%Y-%m-%d"), packing.delivery_address.party.lang, date=True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Product</text:p>
            </table:table-cell>
            <table:table-cell table:style-name="Table1.B1" office:value-type="string">
              <text:p text:style-name="P3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4"><text:placeholder text:placeholder-type="text">&lt;for each="move in packing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4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B3" office:value-type="string">
            <text:p text:style-name="P5"><text:placeholder text:placeholder-type="text">&lt;formatLang(move.quantity, packing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P10"/>
      <text:p text:style-name="P10">Total (excl. taxes): <text:placeholder text:placeholder-type="text">&lt;formatLang(packing.untaxed_amount, packing.customer.lang, currency=packing.company.currency)&gt;</text:placeholder></text:p>
      <text:p text:style-name="P10">Taxes: <text:placeholder text:placeholder-type="text">&lt;formatLang(packing.tax_amount, packing.customer.lang, currency=packing.company.currency)&gt;</text:placeholder></text:p>
      <text:p text:style-name="P10">Total: <text:placeholder text:placeholder-type="text">&lt;formatLang(packing.total_amount, packing.customer.lang, currency=packing.company.currency)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18" meta:word-count="72" meta:character-count="1291" meta:non-whitespace-character-count="1237"/>
    <meta:user-defined meta:name="Info 1"/>
    <meta:user-defined meta:name="Info 2"/>
    <meta:user-defined meta:name="Info 3"/>
    <meta:user-defined meta:name="Info 4"/>
  </office:meta>
</office:document-meta>
</file>